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2" style:family="table-cell" style:parent-style-name="Default" style:data-style-name="N106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ock source [Hz]</text:p>
          </table:table-cell>
          <table:table-cell office:value-type="float" office:value="48000000" calcext:value-type="float">
            <text:p>48000000</text:p>
          </table:table-cell>
          <table:table-cell table:number-columns-repeated="2"/>
          <table:table-cell office:value-type="string" calcext:value-type="string">
            <text:p>TCD Clock</text:p>
          </table:table-cell>
          <table:table-cell table:formula="of:=[.B1]/[.B2]/[.B3]" office:value-type="float" office:value="48000000" calcext:value-type="float">
            <text:p>48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er presca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er resolution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4" office:value-type="string" calcext:value-type="string">
            <text:p>TCD0.CMPBCLR</text:p>
          </table:table-cell>
        </table:table-row>
        <table:table-row table:style-name="ro1">
          <table:table-cell office:value-type="string" calcext:value-type="string">
            <text:p>Synchronisation prescal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ime [s]</text:p>
          </table:table-cell>
          <table:table-cell office:value-type="string" calcext:value-type="string">
            <text:p>Freq [Hz]</text:p>
          </table:table-cell>
          <table:table-cell/>
          <table:table-cell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 </text:p>
          </table:table-cell>
          <table:table-cell table:style-name="ce2" table:formula="of:=(2*([.F2]+1))/[.F1]" office:value-type="float" office:value="0.000170708333333333" calcext:value-type="float">
            <text:p>170,71E-06</text:p>
          </table:table-cell>
          <table:table-cell table:style-name="ce2" table:formula="of:=1/[.F4]" office:value-type="float" office:value="5857.94483768611" calcext:value-type="float">
            <text:p>5,86E+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formula="of:=[.F1]/2" office:value-type="float" office:value="24000000" calcext:value-type="float">
            <text:p>24000000</text:p>
          </table:table-cell>
          <table:table-cell table:style-name="ce2" table:formula="of:=1/[.F5]" office:value-type="float" office:value="0.00000004166666666667" calcext:value-type="float">
            <text:p>41,67E-09</text:p>
          </table:table-cell>
          <table:table-cell/>
          <table:table-cell table:style-name="ce4" office:value-type="string" calcext:value-type="string">
            <text:p>OUTPUT FREQ</text:p>
          </table:table-cell>
        </table:table-row>
        <table:table-row table:style-name="ro1">
          <table:table-cell table:number-columns-repeated="8"/>
          <table:table-cell table:style-name="ce2" table:formula="of:=[.G4]*[.F2]/[.I3]" office:value-type="float" office:value="25256.991637013" calcext:value-type="float">
            <text:p>25,26E+0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Desired frequenc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D0.CMPACL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CD0.CMPASE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.00.0000</text:date>, <text:time style:data-style-name="N2" text:time-value="20:56:31.97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3T21:36:28.619000000</meta:creation-date>
    <dc:date>2025-05-04T22:02:31.682000000</dc:date>
    <meta:editing-duration>PT5H7M20S</meta:editing-duration>
    <meta:editing-cycles>14</meta:editing-cycles>
    <meta:generator>LibreOffice/7.3.2.2$Windows_X86_64 LibreOffice_project/49f2b1bff42cfccbd8f788c8dc32c1c309559be0</meta:generator>
    <meta:document-statistic meta:table-count="1" meta:cell-count="29" meta:object-count="0"/>
  </office:meta>
</office:document-meta>
</file>